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ru" fo:country="RU" officeooo:rsid="002205b6" officeooo:paragraph-rsid="002205b6" style:font-size-asian="14pt" style:font-size-complex="14pt"/>
    </style:style>
    <style:style style:name="P2" style:family="paragraph" style:parent-style-name="Standard">
      <style:paragraph-properties fo:text-align="justify" style:justify-single-word="false" style:writing-mode="lr-tb"/>
      <style:text-properties officeooo:paragraph-rsid="002205b6"/>
    </style:style>
    <style:style style:name="P3" style:family="paragraph" style:parent-style-name="Text_20_body">
      <style:paragraph-properties fo:text-align="justify" style:justify-single-word="false" style:writing-mode="lr-tb"/>
      <style:text-properties fo:font-size="14pt" fo:language="ru" fo:country="RU" officeooo:rsid="002205b6" officeooo:paragraph-rsid="002610d2" style:font-size-asian="14pt" style:font-size-complex="14pt"/>
    </style:style>
    <style:style style:name="P4" style:family="paragraph" style:parent-style-name="Text_20_body">
      <style:paragraph-properties fo:text-align="justify" style:justify-single-word="false" style:writing-mode="lr-tb"/>
      <style:text-properties fo:font-size="14pt" fo:language="ru" fo:country="RU" officeooo:rsid="00246566" officeooo:paragraph-rsid="00246566" style:font-size-asian="14pt" style:font-size-complex="14pt"/>
    </style:style>
    <style:style style:name="P5" style:family="paragraph" style:parent-style-name="Text_20_body">
      <style:paragraph-properties fo:line-height="100%" fo:text-align="justify" style:justify-single-word="false" style:writing-mode="lr-tb"/>
      <style:text-properties officeooo:paragraph-rsid="00246566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style:font-name="Times New Roman" fo:font-size="14pt" fo:language="ru" fo:country="RU" style:text-underline-style="none" fo:font-weight="bold" officeooo:rsid="002205b6" officeooo:paragraph-rsid="002205b6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 style:writing-mode="lr-tb"/>
      <style:text-properties officeooo:paragraph-rsid="001da1a9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text-properties fo:font-size="14pt" officeooo:paragraph-rsid="0026d177" style:font-size-asian="14pt" style:font-size-complex="14pt"/>
    </style:style>
    <style:style style:name="P10" style:family="paragraph" style:parent-style-name="Text_20_body">
      <style:text-properties fo:font-size="14pt" fo:language="uk" fo:country="UA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officeooo:rsid="00246566" style:font-size-asian="14pt" style:font-size-complex="14pt"/>
    </style:style>
    <style:style style:name="T4" style:family="text">
      <style:text-properties fo:font-size="14pt" fo:language="ru" fo:country="RU" officeooo:rsid="002610d2" style:font-size-asian="14pt" style:font-size-complex="14pt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/>
    </style:style>
    <style:style style:name="T7" style:family="text">
      <style:text-properties fo:language="uk" fo:country="UA" fo:font-weight="bold" style:font-weight-asian="bold" style:font-weight-complex="bold"/>
    </style:style>
    <style:style style:name="T8" style:family="text">
      <style:text-properties fo:language="uk" fo:country="UA" style:text-underline-style="solid" style:text-underline-width="auto" style:text-underline-color="font-color"/>
    </style:style>
    <style:style style:name="T9" style:family="text">
      <style:text-properties fo:language="uk" fo:country="UA" style:text-underline-style="none" fo:font-weight="bold" style:font-weight-asian="bold" style:font-weight-complex="bold"/>
    </style:style>
    <style:style style:name="T10" style:family="text">
      <style:text-properties fo:language="uk" fo:country="UA" fo:font-style="italic" fo:font-weight="bold" style:font-weight-asian="bold" style:font-weight-complex="bold"/>
    </style:style>
    <style:style style:name="T11" style:family="text">
      <style:text-properties fo:color="#000000" style:font-name="Times New Roman" fo:font-size="14pt" fo:language="uk" fo:country="UA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fo:language="uk" fo:country="UA" style:text-underline-style="none" fo:font-weight="bold" officeooo:rsid="001eec17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4pt" fo:language="uk" fo:country="UA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language="uk" fo:country="UA" style:text-underline-style="none" fo:font-weight="bold" officeooo:rsid="002205b6" fo:background-color="#ffffff" loext:char-shading-value="0" style:font-size-asian="14pt" style:font-weight-asian="normal" style:font-size-complex="14pt" style:font-weight-complex="normal"/>
    </style:style>
    <style:style style:name="T15" style:family="text">
      <style:text-properties fo:color="#000000" style:font-name="Times New Roman" fo:font-size="14pt" fo:language="uk" fo:country="UA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language="uk" fo:country="UA" style:text-underline-style="none" fo:font-weight="normal" officeooo:rsid="001eec17" fo:background-color="#ffffff" loext:char-shading-value="0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language="uk" fo:country="UA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fo:language="uk" fo:country="UA" fo:font-style="normal" style:text-underline-style="none" fo:font-weight="bold" officeooo:rsid="00246566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style:font-name="Times New Roman" fo:font-size="14pt" fo:language="ru" fo:country="RU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0" style:family="text">
      <style:text-properties fo:color="#000000" style:font-name="Times New Roman" fo:font-size="14pt" fo:language="ru" fo:country="RU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21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23" style:family="text">
      <style:text-properties fo:color="#000000" style:font-name="Times New Roman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font-size="14pt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language="en" fo:country="US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color="#000000" style:font-name="Times New Roman" fo:font-size="14pt" fo:language="es" fo:country="ES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7" style:family="text">
      <style:text-properties fo:color="#000000" style:font-name="Times New Roman" style:text-underline-style="none" fo:font-weight="bold" fo:background-color="#ffffff" loext:char-shading-value="0" style:font-weight-asian="bold" style:font-weight-complex="bold"/>
    </style:style>
    <style:style style:name="T28" style:family="text">
      <style:text-properties fo:color="#000000" style:font-name="Times New Roman" style:text-underline-style="none" fo:font-weight="bold" officeooo:rsid="00246566" fo:background-color="#ffffff" loext:char-shading-value="0" style:font-weight-asian="bold" style:font-weight-complex="bold"/>
    </style:style>
    <style:style style:name="T29" style:family="text">
      <style:text-properties fo:color="#000000" style:font-name="Times New Roman" style:text-underline-style="none" fo:font-weight="normal" fo:background-color="#ffffff" loext:char-shading-value="0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0246566" fo:background-color="#ffffff" loext:char-shading-value="0" style:font-weight-asian="normal" style:font-weight-complex="normal"/>
    </style:style>
    <style:style style:name="T31" style:family="text">
      <style:text-properties fo:color="#000000" style:font-name="Times New Roman" fo:language="en" fo:country="US" style:text-underline-style="none" fo:font-weight="normal" fo:background-color="#ffffff" loext:char-shading-value="0" style:font-weight-asian="normal" style:font-weight-complex="normal"/>
    </style:style>
    <style:style style:name="T32" style:family="text">
      <style:text-properties fo:color="#000000" style:font-name="Times New Roman" fo:language="uk" fo:country="UA" style:text-underline-style="none" fo:font-weight="normal" fo:background-color="#ffffff" loext:char-shading-value="0" style:font-weight-asian="normal" style:font-weight-complex="normal"/>
    </style:style>
    <style:style style:name="T33" style:family="text">
      <style:text-properties fo:color="#000000" style:font-name="Times New Roman" fo:language="uk" fo:country="UA" style:text-underline-style="none" fo:font-weight="bold" fo:background-color="#ffffff" loext:char-shading-value="0" style:font-weight-asian="normal" style:font-weight-complex="normal"/>
    </style:style>
    <style:style style:name="T34" style:family="text">
      <style:text-properties fo:color="#000000" style:font-name="Times New Roman" fo:font-size="11.5pt" fo:language="uk" fo:country="UA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35" style:family="text">
      <style:text-properties fo:color="#000000" style:font-name="Times New Roman" fo:font-size="11.5pt" fo:language="uk" fo:country="UA" style:text-underline-style="none" fo:font-weight="bold" officeooo:rsid="002205b6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37" style:family="text">
      <style:text-properties fo:color="#000000" style:text-underline-style="solid" style:text-underline-width="auto" style:text-underline-color="font-color" fo:font-weight="normal" fo:background-color="#ffffff" loext:char-shading-value="0" style:font-weight-asian="normal" style:font-weight-complex="normal"/>
    </style:style>
    <style:style style:name="T38" style:family="text">
      <style:text-properties fo:color="#000000" fo:language="en" fo:country="US" style:text-underline-style="none" fo:font-weight="normal" fo:background-color="#ffffff" loext:char-shading-value="0" style:font-weight-asian="normal" style:font-weight-complex="normal"/>
    </style:style>
    <style:style style:name="T39" style:family="text">
      <style:text-properties fo:font-weight="bold"/>
    </style:style>
    <style:style style:name="T40" style:family="text">
      <style:text-properties fo:font-weight="bold" officeooo:rsid="001da1a9" style:font-size-asian="32pt" style:font-weight-asian="bold" style:font-size-complex="32pt" style:font-weight-complex="bold"/>
    </style:style>
    <style:style style:name="T41" style:family="text">
      <style:text-properties fo:font-weight="bold" officeooo:rsid="00204aaf" style:font-size-asian="32pt" style:font-weight-asian="bold" style:font-size-complex="32pt" style:font-weight-complex="bold"/>
    </style:style>
    <style:style style:name="T42" style:family="text">
      <style:text-properties fo:font-weight="bold" officeooo:rsid="00268639" style:font-size-asian="32pt" style:font-weight-asian="bold" style:font-size-complex="32pt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language="ru" fo:country="RU"/>
    </style:style>
    <style:style style:name="T45" style:family="text">
      <style:text-properties fo:language="ru" fo:country="RU" fo:font-weight="bold"/>
    </style:style>
    <style:style style:name="T46" style:family="text">
      <style:text-properties fo:language="ru" fo:country="RU" officeooo:rsid="0026d177"/>
    </style:style>
    <style:style style:name="T47" style:family="text">
      <style:text-properties style:text-line-through-style="none" style:text-line-through-type="none" fo:font-size="14pt" fo:language="uk" fo:country="UA" style:text-underline-style="none" style:text-blinking="false" style:font-size-asian="14pt" style:font-size-complex="14pt"/>
    </style:style>
    <style:style style:name="T48" style:family="text">
      <style:text-properties fo:font-size="32pt" fo:language="ru" fo:country="RU" fo:font-weight="bold" officeooo:rsid="001da1a9" style:font-size-asian="32pt" style:font-weight-asian="bold" style:font-size-complex="32pt" style:font-weight-complex="bold"/>
    </style:style>
    <style:style style:name="T49" style:family="text">
      <style:text-properties fo:font-size="32pt" fo:language="ru" fo:country="RU" fo:font-weight="bold" officeooo:rsid="00268639" style:font-size-asian="32pt" style:font-weight-asian="bold" style:font-size-complex="32pt" style:font-weight-complex="bold"/>
    </style:style>
    <style:style style:name="T50" style:family="text">
      <style:text-properties fo:font-size="11.5pt"/>
    </style:style>
    <style:style style:name="T51" style:family="text">
      <style:text-properties fo:font-size="11.5pt" fo:font-weight="bold"/>
    </style:style>
    <style:style style:name="T52" style:family="text">
      <style:text-properties fo:font-size="11.5pt" fo:language="uk" fo:country="UA"/>
    </style:style>
    <style:style style:name="T53" style:family="text">
      <style:text-properties fo:font-size="11.5pt" fo:language="uk" fo:country="UA" fo:font-weight="bold"/>
    </style:style>
    <style:style style:name="T54" style:family="text">
      <style:text-properties fo:font-size="11.5pt" fo:language="uk" fo:country="UA" style:text-underline-style="solid" style:text-underline-width="auto" style:text-underline-color="font-color"/>
    </style:style>
    <style:style style:name="T55" style:family="text">
      <style:text-properties fo:font-variant="normal" fo:text-transform="none" style:font-name="Symbol" fo:font-size="11.5pt" fo:language="uk" fo:country="UA"/>
    </style:style>
    <style:style style:name="T56" style:family="text">
      <style:text-properties fo:font-variant="normal" fo:text-transform="none" style:font-name="Symbol" fo:language="uk" fo:country="UA"/>
    </style:style>
    <style:style style:name="T57" style:family="text">
      <style:text-properties fo:font-variant="normal" fo:text-transform="none" style:font-name="Symbol" fo:language="ru" fo:country="RU" officeooo:rsid="0026d177"/>
    </style:style>
    <style:style style:name="T58" style:family="text">
      <style:text-properties style:font-name="Symbol" fo:font-size="11.5pt" fo:language="uk" fo:country="UA"/>
    </style:style>
    <style:style style:name="T59" style:family="text">
      <style:text-properties style:font-name="Symbol" fo:language="uk" fo:country="UA"/>
    </style:style>
    <style:style style:name="T60" style:family="text">
      <style:text-properties style:font-name="Symbol" fo:language="uk" fo:country="UA" fo:font-weight="bold" officeooo:rsid="0026d177"/>
    </style:style>
    <style:style style:name="T61" style:family="text">
      <style:text-properties style:font-name="Symbol" fo:language="ru" fo:country="RU" fo:font-weight="bold" officeooo:rsid="0026d177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fo:font-style="italic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8">7.</text:span><text:span text:style-name="T49">7</text:span><text:span text:style-name="T48"> </text:span><text:span text:style-name="T14">Правовий</text:span><text:span text:style-name="T17"> – законодавча база України і міжнародне законодавство. </text:span></text:p>
      <text:p text:style-name="P9"><text:span text:style-name="T39">-</text:span> <text:span text:style-name="T39">ЗУ про авторське право</text:span><text:span text:style-name="T6">:</text:span> <text:span text:style-name="T5">авторським правом захищають лише форму представлення програм, тобто інтерфейс і текст програмного коду, але не захищають ідеї та алгоритми, що лежать в основі.</text:span></text:p>
      <text:p text:style-name="P9"><text:span text:style-name="T6">Авторські </text:span><text:span text:style-name="T45">права:</text:span><text:span text:style-name="T61">1) </text:span><text:span text:style-name="T44">Майнові</text:span><text:span text:style-name="T5"> – заборона на використання ПЗ та право на використання, </text:span><text:span text:style-name="T57">2)</text:span><text:span text:style-name="T5">Немайнові - визнання авторства, право або заборона вказувати ім’я. <text:s/>Діє 70 років після смерті останнього автора. </text:span><text:span text:style-name="T7">Авторське право з’являється</text:span><text:span text:style-name="T5">, коли з ПЗ можуть почати ознайомлюватися. <text:s/>Ідеї та алгоритми захищаються патентами(10-20 років). </text:span><text:span text:style-name="T9">Контрафакт ПО</text:span><text:span text:style-name="T5">- считается продуктом , распостранение которого нарушает авторские права</text:span></text:p>
      <text:p text:style-name="P8"><text:span text:style-name="T10">За порушення види відповідальності: <text:s/></text:span><text:span text:style-name="T8">громадянсько-правова</text:span> <text:span text:style-name="T5">- цивільний кодекс ст11,22,23 – автор може вимагати компенсації(10-50000 мін зарплат), стягнення незаконних доходів та відшкодування збитків, </text:span><text:span text:style-name="T8">адміністративна</text:span><text:span text:style-name="T5"> – кодекс про адмін. порушення, ст.51-2, штраф від 10 до 200 мінімумів доходів громадян. <text:s/></text:span><text:span text:style-name="T8">кримінальна</text:span><text:span text:style-name="T5"> – кримінальний кодекс, ст.176 «Порушення авторського права і суміжних прав»: </text:span><text:span text:style-name="T7">п.1</text:span><text:span text:style-name="T5"> – якщо нанесено матеріальний збиток в значному розмірі, то штраф = 200-1000 мінімумів, або 2 роки позбавлення  волі. </text:span><text:span text:style-name="T7">п.2</text:span><text:span text:style-name="T5"> – повторно або в зговорі групи, або якщо нанесено збитків в крупному розмірі – штраф = 1000-2000 мінімумів або позбавлення волі на 2-5 років. </text:span><text:span text:style-name="T7">п.3</text:span><text:span text:style-name="T5"> – п1 и п2, або службовою особою або з використанням службового стану або збикти в особо крупному розмірі – штраф = 2000-3000 мін, або 3-6 років позбавлення волі. </text:span><text:span text:style-name="T7">Значний розмір</text:span><text:span text:style-name="T5"> – 20 і більше разів більший за неоподатковавуваний мінімальних дохід. </text:span><text:span text:style-name="T7">Крупний</text:span><text:span text:style-name="T5"> – 200 і більше разів. </text:span><text:span text:style-name="T43"><text:s/></text:span><text:span text:style-name="T7">Особо крупний</text:span><text:span text:style-name="T5"> – 1000 </text:span><text:span text:style-name="T46">+</text:span></text:p>
      <text:p text:style-name="P10">Розмір збитків встановлюється експертним шляхом. </text:p>
      <text:p text:style-name="P10">Перевіряють: податкова під час інспекції та перевірок, МВС (боротьба з економ злочинністю), держдепартамент інтелектуальної власності.</text:p>
      <text:p text:style-name="P10">Штраф на юридичні,а позбавлення волі на фізичних осіб.</text:p>
      <text:p text:style-name="P8"><text:span text:style-name="T6">Організаційний</text:span> –<text:span text:style-name="T5">створення умов, коли ліцензійне використання ПЗ є більш вигідним і зручним, ніж неліцензійне. Поставка оновлень, </text:span>лінії підтримки, навчання, документація.</text:p>
      <text:p text:style-name="P8"><text:span text:style-name="T5">+ службові інструкції, закріплення за кожним свого робочого місця, перевірка встановленого ПЗ, інвентаризація, навчання персоналу, встановити відповідальність у вигляді штрафів, доган і т.п., журнали регістрації, перевірка на легальність ПЗ та АЗ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40:25.346000000</meta:creation-date>
    <dc:date>2015-07-10T18:51:52.621000000</dc:date>
    <meta:editing-duration>PT27M6S</meta:editing-duration>
    <meta:editing-cycles>4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9" meta:word-count="300" meta:character-count="2279" meta:non-whitespace-character-count="1967"/>
  </office:meta>
</office:document-meta>
</file>